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200000002000309F1C.png" manifest:media-type=""/>
  <manifest:file-entry manifest:full-path="Pictures/1000000000000280000001652A32CF5B.jpg" manifest:media-type=""/>
  <manifest:file-entry manifest:full-path="Pictures/10000201000003D40000003B4E81E0A3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/>
    <style:font-face style:name="OpenSymbol" svg:font-family="OpenSymbol"/>
    <style:font-face style:name="lucida" svg:font-family="lucida, arial, sans-serif"/>
    <style:font-face style:name="monospace" svg:font-family="monospace"/>
    <style:font-face style:name="ARial" svg:font-family="ARial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DejaVu Sans3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, Arial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a3" style:family="table">
      <style:table-properties style:width="17.59cm" table:align="margins" style:writing-mode="lr-tb"/>
    </style:style>
    <style:style style:name="Tabla3.A" style:family="table-column">
      <style:table-column-properties style:column-width="8.779cm" style:rel-column-width="32711*"/>
    </style:style>
    <style:style style:name="Tabla3.B" style:family="table-column">
      <style:table-column-properties style:column-width="8.811cm" style:rel-column-width="32824*"/>
    </style:style>
    <style:style style:name="Tabla3.A1" style:family="table-cell">
      <style:table-cell-properties fo:padding="0.097cm" fo:border="none"/>
    </style:style>
    <style:style style:name="Tabla2" style:family="table">
      <style:table-properties style:width="17.434cm" fo:margin-left="0.106cm" fo:margin-right="0.049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2.051cm" style:rel-column-width="7711*"/>
    </style:style>
    <style:style style:name="Tabla2.B" style:family="table-column">
      <style:table-column-properties style:column-width="3.154cm" style:rel-column-width="11853*"/>
    </style:style>
    <style:style style:name="Tabla2.C" style:family="table-column">
      <style:table-column-properties style:column-width="4.487cm" style:rel-column-width="16871*"/>
    </style:style>
    <style:style style:name="Tabla2.D" style:family="table-column">
      <style:table-column-properties style:column-width="7.742cm" style:rel-column-width="29100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0084d1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2.D1" style:family="table-cell">
      <style:table-cell-properties style:vertical-align="top" fo:background-color="#0084d1" fo:padding="0.097cm" fo:border="0.05pt solid #000000" style:writing-mode="lr-tb">
        <style:background-image/>
      </style:table-cell-properties>
    </style:style>
    <style:style style:name="Tabla2.2" style:family="table-row">
      <style:table-row-properties style:min-row-height="0.647cm" fo:keep-together="auto"/>
    </style:style>
    <style:style style:name="Tabla2.A2" style:family="table-cell" style:data-style-name="N100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3" style:family="table-cell" style:data-style-name="N100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4" style:family="table-cell" style:data-style-name="N100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5" style:family="table-cell" style:data-style-name="N100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2.A6" style:family="table-cell" style:data-style-name="N100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2.D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30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0.A" style:family="table-column">
      <style:table-column-properties style:column-width="8.795cm" style:rel-column-width="32767*"/>
    </style:style>
    <style:style style:name="Tabla30.B" style:family="table-column">
      <style:table-column-properties style:column-width="8.795cm" style:rel-column-width="32768*"/>
    </style:style>
    <style:style style:name="Tabla30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30.B1" style:family="table-cell">
      <style:table-cell-properties fo:padding="0.097cm" fo:border="0.05pt solid #000000"/>
    </style:style>
    <style:style style:name="Table2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5.863cm" style:rel-column-width="21845*"/>
    </style:style>
    <style:style style:name="Table2.B" style:family="table-column">
      <style:table-column-properties style:column-width="11.726cm" style:rel-column-width="43690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.58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4.856cm"/>
    </style:style>
    <style:style style:name="Table3.B" style:family="table-column">
      <style:table-column-properties style:column-width="12.725cm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transparent" fo:padding="0.097cm" fo:border-left="0.05pt solid #000000" fo:border-right="none" fo:border-top="none" fo:border-bottom="none" style:writing-mode="page">
        <style:background-image/>
      </style:table-cell-properties>
    </style:style>
    <style:style style:name="Table3.B1" style:family="table-cell">
      <style:table-cell-properties style:vertical-align="" fo:background-color="transparent" fo:padding="0.097cm" fo:border-left="none" fo:border-right="0.05pt solid #000000" fo:border-top="none" fo:border-bottom="none" style:writing-mode="page">
        <style:background-image/>
      </style:table-cell-properties>
    </style:style>
    <style:style style:name="Table3.A9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3.B9" style:family="table-cell">
      <style:table-cell-properties style:vertical-align="" fo:background-color="transparent" fo:padding="0.097cm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2" style:family="paragraph" style:parent-style-name="Standard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4" style:family="paragraph" style:parent-style-name="Text_20_body">
      <style:paragraph-properties fo:text-align="justify" style:justify-single-word="false"/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Contents_20_2">
      <style:paragraph-properties fo:margin-left="0cm" fo:margin-right="0cm" fo:text-align="justify" style:justify-single-word="false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</style:style>
    <style:style style:name="P7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DejaVu Sans" fo:font-size="8pt" fo:language="es" fo:country="ES" fo:font-style="italic" style:font-size-asian="8pt" style:font-style-asian="italic" style:font-size-complex="8pt"/>
    </style:style>
    <style:style style:name="P8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P9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DejaVu Sans" fo:font-size="8pt" fo:language="es" fo:country="ES" fo:font-style="italic" style:font-size-asian="8pt" style:font-style-asian="italic" style:font-size-complex="8pt"/>
    </style:style>
    <style:style style:name="P10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paragraph-properties fo:text-align="justify" style:justify-single-word="false"/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style:font-name="DejaVu Sans" fo:font-size="12pt" fo:language="es" fo:country="ES" fo:font-style="italic" fo:font-weight="bold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17" style:family="paragraph" style:parent-style-name="Standard">
      <style:text-properties fo:color="#000000" style:font-name="DejaVu Sans" fo:font-size="12pt" fo:language="es" fo:country="ES" fo:font-weight="bold" fo:background-color="transparent" style:font-size-asian="12pt" style:language-asian="es" style:country-asian="ES" style:font-weight-asian="bold" style:font-size-complex="12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style:font-name="DejaVu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21" style:family="paragraph" style:parent-style-name="Contents_20_2">
      <style:paragraph-properties fo:margin-left="0cm" fo:margin-right="0cm" fo:text-align="justify" style:justify-single-word="false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margin-top="0.42cm" fo:margin-bottom="0.42cm" style:contextual-spacing="false" fo:line-height="150%" fo:text-align="justify" style:justify-single-word="false" fo:text-indent="0cm" style:auto-text-indent="false">
        <style:tab-stops>
          <style:tab-stop style:position="0.64cm"/>
        </style:tab-stops>
      </style:paragraph-properties>
    </style:style>
    <style:style style:name="P23" style:family="paragraph" style:parent-style-name="Standard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24" style:family="paragraph" style:parent-style-name="Standard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/>
      <style:text-properties style:use-window-font-color="true" style:font-name="ARial" fo:font-size="12pt" fo:language="es" fo:country="ES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5" style:family="paragraph" style:parent-style-name="Standard">
      <style:paragraph-properties fo:margin-left="0.025cm" fo:margin-right="0cm" fo:margin-top="0cm" fo:margin-bottom="0cm" style:contextual-spacing="false" fo:line-height="100%" fo:text-indent="0cm" style:auto-text-indent="false"/>
      <style:text-properties fo:color="#000000" style:font-name="FreeSans"/>
    </style:style>
    <style:style style:name="P26" style:family="paragraph" style:parent-style-name="Title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/>
      <style:text-properties style:use-window-font-color="true" style:font-name="ARial" fo:font-size="12pt" fo:language="es" fo:country="ES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27" style:family="paragraph" style:parent-style-name="Title">
      <style:paragraph-properties fo:margin-left="0.025cm" fo:margin-right="0cm" fo:margin-top="0cm" fo:margin-bottom="0cm" style:contextual-spacing="false" fo:line-height="100%" fo:text-indent="0cm" style:auto-text-indent="false"/>
    </style:style>
    <style:style style:name="P28" style:family="paragraph" style:parent-style-name="InfoBlue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fo:color="#000000" style:font-name="DejaVu Sans" fo:font-size="11pt" fo:language="es" fo:country="ES" fo:font-style="normal" style:font-size-asian="11pt" style:font-style-asian="normal" style:font-size-complex="11pt" style:font-style-complex="normal"/>
    </style:style>
    <style:style style:name="P29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 style:font-name="DejaVu Sans" fo:font-size="11pt" fo:language="es" fo:country="ES" fo:font-style="normal" style:font-size-asian="11pt" style:font-style-asian="normal" style:font-size-complex="11pt" style:font-style-complex="normal"/>
    </style:style>
    <style:style style:name="P30" style:family="paragraph" style:parent-style-name="InfoBlue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fo:color="#000000" style:font-name="DejaVu Sans" fo:font-size="11pt" fo:language="es" fo:country="ES" fo:font-style="normal" officeooo:rsid="000cb0dc" officeooo:paragraph-rsid="000cb0dc" style:font-size-asian="11pt" style:font-style-asian="normal" style:font-size-complex="11pt" style:font-style-complex="normal"/>
    </style:style>
    <style:style style:name="P31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 style:font-name="DejaVu Sans" fo:font-size="11pt" fo:language="es" fo:country="ES" fo:font-style="normal" officeooo:rsid="000cb0dc" officeooo:paragraph-rsid="000cb0dc" style:font-size-asian="11pt" style:font-style-asian="normal" style:font-size-complex="11pt" style:font-style-complex="normal"/>
    </style:style>
    <style:style style:name="P32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 style:font-name="DejaVu Sans" fo:font-size="11pt" fo:font-style="normal" style:font-size-asian="11pt" style:font-style-asian="normal" style:font-size-complex="11pt" style:font-style-complex="normal"/>
    </style:style>
    <style:style style:name="P33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 style:font-name="DejaVu Sans" fo:font-size="11pt" fo:font-style="normal" officeooo:rsid="000cb0dc" officeooo:paragraph-rsid="000cb0dc" style:font-size-asian="11pt" style:font-style-asian="normal" style:font-size-complex="11pt" style:font-style-complex="normal"/>
    </style:style>
    <style:style style:name="P34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/>
    </style:style>
    <style:style style:name="P35" style:family="paragraph" style:parent-style-name="Text_20_body">
      <style:paragraph-properties fo:text-align="justify" style:justify-single-word="false"/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Text_20_body">
      <style:paragraph-properties fo:line-height="150%" fo:text-align="justify" style:justify-single-word="false"/>
    </style:style>
    <style:style style:name="P37" style:family="paragraph" style:parent-style-name="Text_20_body">
      <style:paragraph-properties fo:text-align="justify" style:justify-single-word="false"/>
    </style:style>
    <style:style style:name="P38" style:family="paragraph" style:parent-style-name="Text_20_body">
      <style:paragraph-properties fo:text-align="justify" style:justify-single-word="false"/>
      <style:text-properties officeooo:paragraph-rsid="0001ddee"/>
    </style:style>
    <style:style style:name="P39" style:family="paragraph" style:parent-style-name="Text_20_body">
      <style:paragraph-properties fo:text-align="justify" style:justify-single-word="false"/>
      <style:text-properties officeooo:paragraph-rsid="00121de8"/>
    </style:style>
    <style:style style:name="P40" style:family="paragraph" style:parent-style-name="Text_20_body">
      <style:text-properties officeooo:paragraph-rsid="00137bd2"/>
    </style:style>
    <style:style style:name="P41" style:family="paragraph" style:parent-style-name="Text_20_body">
      <style:text-properties officeooo:paragraph-rsid="0017950e"/>
    </style:style>
    <style:style style:name="P42" style:family="paragraph" style:parent-style-name="Table_20_Contents">
      <style:paragraph-properties fo:text-align="justify" style:justify-single-word="false"/>
      <style:text-properties fo:color="#000000" style:font-name="DejaVu Sans" fo:font-size="12pt" fo:font-weight="normal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justify" style:justify-single-word="false"/>
      <style:text-properties fo:color="#000000" style:font-name="DejaVu Sans" fo:font-size="11pt" fo:font-weight="normal" style:font-size-asian="11pt" style:font-weight-asian="normal" style:font-size-complex="11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000000" style:font-name="FreeSans" fo:font-size="12pt" fo:language="es" fo:country="VE" fo:font-style="italic" fo:font-weight="bold" fo:background-color="transparent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/>
    </style:style>
    <style:style style:name="P45" style:family="paragraph" style:parent-style-name="Table_20_Contents">
      <style:paragraph-properties fo:text-align="center" style:justify-single-word="false" style:snap-to-layout-grid="false"/>
      <style:text-properties fo:color="#000000" style:font-name="FreeSans" fo:font-size="12pt" fo:language="es" fo:country="VE" fo:font-style="italic" fo:font-weight="bold" fo:background-color="transparent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style:font-name="FreeSans" fo:font-size="12pt" fo:language="es" fo:country="VE" fo:font-style="italic" fo:font-weight="bold" style:font-name-asian="DejaVu Sans3" style:font-size-asian="12pt" style:language-asian="es" style:country-asian="ES" style:font-style-asian="italic" style:font-weight-asian="bold" style:font-name-complex="DejaVu Sans3" style:font-size-complex="12pt" style:language-complex="es" style:country-complex="ES" style:font-style-complex="italic" style:font-weight-complex="bold"/>
    </style:style>
    <style:style style:name="P47" style:family="paragraph" style:parent-style-name="Table_20_Contents">
      <style:paragraph-properties fo:text-align="center" style:justify-single-word="false" style:snap-to-layout-grid="false"/>
      <style:text-properties fo:color="#000000" style:font-name="FreeSans" fo:font-size="12pt" fo:language="es" fo:country="VE" style:font-name-asian="DejaVu Sans3" style:font-size-asian="12pt" style:language-asian="es" style:country-asian="ES" style:font-name-complex="DejaVu Sans3" style:font-size-complex="12pt" style:language-complex="es" style:country-complex="ES"/>
    </style:style>
    <style:style style:name="P48" style:family="paragraph" style:parent-style-name="Table_20_Contents">
      <style:paragraph-properties fo:text-align="center" style:justify-single-word="false" style:snap-to-layout-grid="false"/>
      <style:text-properties fo:color="#000000" style:font-name="FreeSans" fo:font-size="12pt" fo:language="es" fo:country="VE" fo:font-weight="bold" style:font-name-asian="DejaVu Sans3" style:font-size-asian="12pt" style:language-asian="es" style:country-asian="ES" style:font-weight-asian="bold" style:font-name-complex="DejaVu Sans3" style:font-size-complex="12pt" style:language-complex="es" style:country-complex="ES" style:font-weight-complex="bold"/>
    </style:style>
    <style:style style:name="P49" style:family="paragraph" style:parent-style-name="Table_20_Contents">
      <style:paragraph-properties fo:text-align="justify" style:justify-single-word="false"/>
    </style:style>
    <style:style style:name="P50" style:family="paragraph" style:parent-style-name="Header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DejaVu Sans" fo:font-size="12pt" fo:language="es" fo:country="ES" fo:font-weight="bold" fo:background-color="transparent" style:font-size-asian="12pt" style:language-asian="es" style:country-asian="ES" style:font-weight-asian="bold" style:font-size-complex="12pt" style:language-complex="ar" style:country-complex="SA" style:font-weight-complex="bold" fo:hyphenate="false" fo:hyphenation-remain-char-count="2" fo:hyphenation-push-char-count="2"/>
    </style:style>
    <style:style style:name="P51" style:family="paragraph" style:parent-style-name="Standard">
      <style:paragraph-properties fo:line-height="100%" fo:text-align="center" style:justify-single-word="false"/>
      <style:text-properties style:font-name="Arial"/>
    </style:style>
    <style:style style:name="P5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54" style:family="paragraph" style:parent-style-name="Standard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Arial"/>
    </style:style>
    <style:style style:name="P55" style:family="paragraph" style:parent-style-name="Standard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/>
      <style:text-properties style:use-window-font-color="true" style:font-name="ARial" fo:font-size="12pt" fo:language="es" fo:country="ES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P56" style:family="paragraph" style:parent-style-name="Text_20_body">
      <style:paragraph-properties fo:text-align="justify" style:justify-single-word="false"/>
    </style:style>
    <style:style style:name="P57" style:family="paragraph" style:parent-style-name="Text_20_body" style:list-style-name="WW8Num2">
      <style:paragraph-properties fo:text-align="justify" style:justify-single-word="false"/>
      <style:text-properties officeooo:paragraph-rsid="000cb0dc"/>
    </style:style>
    <style:style style:name="P58" style:family="paragraph" style:parent-style-name="Text_20_body" style:list-style-name="WW8Num2">
      <style:paragraph-properties fo:text-align="justify" style:justify-single-word="false"/>
      <style:text-properties officeooo:paragraph-rsid="00111e44"/>
    </style:style>
    <style:style style:name="P59" style:family="paragraph" style:parent-style-name="Text_20_body" style:list-style-name="WW8Num2">
      <style:paragraph-properties fo:text-align="justify" style:justify-single-word="false"/>
      <style:text-properties officeooo:paragraph-rsid="00121de8"/>
    </style:style>
    <style:style style:name="P60" style:family="paragraph" style:parent-style-name="Text_20_body">
      <style:paragraph-properties fo:text-align="justify" style:justify-single-word="false"/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Text_20_body">
      <style:paragraph-properties fo:margin-left="0cm" fo:margin-right="0cm" fo:margin-top="0.42cm" fo:margin-bottom="0.42cm" style:contextual-spacing="false" fo:line-height="150%" fo:text-align="justify" style:justify-single-word="false" fo:text-indent="0cm" style:auto-text-indent="false">
        <style:tab-stops>
          <style:tab-stop style:position="0.64cm"/>
        </style:tab-stops>
      </style:paragraph-properties>
      <style:text-properties officeooo:paragraph-rsid="001a4223"/>
    </style:style>
    <style:style style:name="P62" style:family="paragraph" style:parent-style-name="InfoBlue">
      <style:paragraph-properties fo:margin-left="0.025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fo:color="#000000" style:font-name="DejaVu Sans" fo:font-size="11pt" fo:language="es" fo:country="ES" fo:font-style="normal" officeooo:paragraph-rsid="001a9284" style:font-size-asian="11pt" style:font-style-asian="normal" style:font-size-complex="11pt" style:font-style-complex="normal"/>
    </style:style>
    <style:style style:name="P63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 style:font-name="DejaVu Sans" fo:font-size="11pt" fo:language="es" fo:country="ES" fo:font-style="normal" officeooo:paragraph-rsid="001a9284" style:font-size-asian="11pt" style:font-style-asian="normal" style:font-size-complex="11pt" style:font-style-complex="normal"/>
    </style:style>
    <style:style style:name="P64" style:family="paragraph" style:parent-style-name="InfoBlue">
      <style:paragraph-properties fo:margin-left="0.025cm" fo:margin-right="0cm" fo:margin-top="0cm" fo:margin-bottom="0cm" style:contextual-spacing="false" fo:line-height="100%" fo:text-indent="0cm" style:auto-text-indent="false" style:snap-to-layout-grid="false"/>
      <style:text-properties fo:color="#000000" style:font-name="DejaVu Sans" fo:font-size="11pt" fo:font-style="normal" officeooo:paragraph-rsid="001a9284" style:font-size-asian="11pt" style:font-style-asian="normal" style:font-size-complex="11pt" style:font-style-complex="normal"/>
    </style:style>
    <style:style style:name="P6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6" style:family="paragraph" style:parent-style-name="Heading_20_1" style:list-style-name="WW8Num2"/>
    <style:style style:name="P67" style:family="paragraph" style:parent-style-name="Heading_20_1" style:list-style-name="WW8Num2">
      <style:paragraph-properties fo:text-align="justify" style:justify-single-word="false"/>
      <style:text-properties officeooo:paragraph-rsid="000ca85f"/>
    </style:style>
    <style:style style:name="P68" style:family="paragraph" style:parent-style-name="Heading_20_1" style:list-style-name="WW8Num2">
      <style:paragraph-properties fo:text-align="justify" style:justify-single-word="false"/>
      <style:text-properties officeooo:paragraph-rsid="000cb0dc"/>
    </style:style>
    <style:style style:name="P69" style:family="paragraph" style:parent-style-name="Heading_20_1" style:list-style-name="WW8Num2">
      <style:paragraph-properties fo:text-align="justify" style:justify-single-word="false" fo:break-before="page"/>
    </style:style>
    <style:style style:name="P70" style:family="paragraph" style:parent-style-name="Contents_20_2">
      <style:paragraph-properties fo:margin-left="0cm" fo:margin-right="0cm" fo:text-align="justify" style:justify-single-word="false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color="#000000" style:font-name="DejaVu Sans"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variant="normal" fo:text-transform="none" fo:color="#000000" fo:letter-spacing="normal" fo:language="es" fo:country="MX" style:text-underline-style="none" fo:background-color="transparent" style:font-name-asian="DejaVu Sans3" style:language-asian="es" style:country-asian="ES" style:font-name-complex="DejaVu Sans3" style:language-complex="ar" style:country-complex="S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DejaVu Sans" fo:font-size="8pt" fo:language="es" fo:country="VE" fo:font-style="italic" style:text-underline-style="none" fo:font-weight="bold" style:font-name-asian="Times New Roman" style:font-size-asian="8pt" style:language-asian="es" style:country-asian="ES" style:font-style-asian="italic" style:font-weight-asian="bold" style:font-name-complex="Times New Roman" style:font-size-complex="8pt" style:language-complex="ar" style:country-complex="SA" style:font-weight-complex="bold"/>
    </style:style>
    <style:style style:name="T6" style:family="text">
      <style:text-properties fo:color="#000000" style:font-name="DejaVu Sans" fo:font-size="12pt" style:text-underline-style="none" fo:font-weight="bold" style:font-size-asian="12pt" style:font-weight-asian="bold" style:font-size-complex="12pt" style:font-weight-complex="bold"/>
    </style:style>
    <style:style style:name="T7" style:family="text">
      <style:text-properties fo:color="#000000" style:font-name="DejaVu Sans" fo:font-size="12pt" fo:language="es" fo:country="VE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8" style:family="text">
      <style:text-properties fo:color="#000000" style:font-name="DejaVu Sans" fo:font-size="12pt" fo:language="es" fo:country="VE" fo:font-style="normal" style:text-underline-style="none" fo:font-weight="normal" officeooo:rsid="000ba544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9" style:family="text">
      <style:text-properties fo:color="#000000" style:font-name="DejaVu Sans" fo:font-size="12pt" fo:language="es" fo:country="VE" fo:font-style="normal" style:text-underline-style="none" fo:font-weight="normal" officeooo:rsid="001a4223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10" style:family="text">
      <style:text-properties fo:color="#000000" style:font-name="DejaVu Sans" fo:font-size="12pt" fo:language="es" fo:country="VE" fo:font-style="normal" style:text-underline-style="none" fo:font-weight="normal" officeooo:rsid="001d9322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11" style:family="text">
      <style:text-properties fo:color="#000000" style:font-name="DejaVu Sans" fo:font-size="12pt" fo:language="es" fo:country="VE" fo:font-style="normal" style:text-underline-style="none" fo:font-weight="normal" officeooo:rsid="001de894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12" style:family="text">
      <style:text-properties fo:color="#000000" style:font-name="DejaVu Sans" fo:font-size="12pt" fo:language="es" fo:country="VE" fo:font-style="normal" style:text-underline-style="none" fo:font-weight="bold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13" style:family="text">
      <style:text-properties fo:color="#000000" style:font-name="DejaVu Sans" fo:font-size="12pt" fo:language="es" fo:country="VE" fo:font-style="normal" style:text-underline-style="none" fo:font-weight="bold" officeooo:rsid="001bfd84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14" style:family="text">
      <style:text-properties fo:color="#000000" style:font-name="DejaVu Sans" fo:font-size="12pt" fo:language="es" fo:country="VE" fo:font-style="normal" style:text-underline-style="none" fo:font-weight="bold" officeooo:rsid="001d9322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15" style:family="text">
      <style:text-properties fo:color="#000000" style:font-name="DejaVu Sans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font-name="DejaVu Sans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color="#000000" style:font-name="DejaVu Sans" fo:font-size="12pt" fo:language="es" fo:country="MX" fo:font-style="normal" style:text-underline-style="none" fo:font-weight="bold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18" style:family="text">
      <style:text-properties fo:color="#000000" style:font-name="DejaVu Sans" fo:font-style="normal" style:text-underline-style="none" style:font-name-asian="DejaVu Sans3" style:font-style-asian="normal" style:font-name-complex="DejaVu Sans3" style:font-style-complex="normal"/>
    </style:style>
    <style:style style:name="T19" style:family="text">
      <style:text-properties fo:color="#000000" style:font-name="DejaVu Sans" fo:font-size="16pt" fo:language="es" fo:country="ES" style:text-underline-style="none" fo:font-weight="bold" style:font-name-asian="Times New Roman" style:font-size-asian="16pt" style:language-asian="es" style:country-asian="ES" style:font-weight-asian="bold" style:font-name-complex="Times New Roman" style:font-size-complex="16pt" style:language-complex="ar" style:country-complex="SA" style:font-weight-complex="bold"/>
    </style:style>
    <style:style style:name="T20" style:family="text">
      <style:text-properties fo:color="#000000" style:font-name="DejaVu Sans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21" style:family="text">
      <style:text-properties fo:color="#000000" style:font-name="DejaVu Sans" fo:language="es" fo:country="VE" fo:font-style="normal" style:text-underline-style="none" style:font-name-asian="DejaVu Sans3" style:font-style-asian="normal" style:font-name-complex="DejaVu Sans3" style:font-style-complex="normal"/>
    </style:style>
    <style:style style:name="T22" style:family="text">
      <style:text-properties fo:color="#000000" style:font-name="DejaVu Sans" fo:font-size="11pt" fo:font-weight="normal" style:font-size-asian="11pt" style:font-weight-asian="normal" style:font-size-complex="11pt" style:font-weight-complex="normal"/>
    </style:style>
    <style:style style:name="T23" style:family="text">
      <style:text-properties fo:color="#000000" style:font-name="ARial" fo:font-size="12pt" fo:language="es" fo:country="ES" fo:font-style="italic" fo:font-weight="bold" fo:background-color="transparent" style:font-name-asian="Times New Roman" style:font-size-asian="12pt" style:language-asian="es" style:country-asian="ES" style:font-style-asian="italic" style:font-weight-asian="bold" style:font-name-complex="Times New Roman" style:font-size-complex="12pt" style:language-complex="ar" style:country-complex="SA" style:font-style-complex="italic" style:font-weight-complex="bold"/>
    </style:style>
    <style:style style:name="T24" style:family="text">
      <style:text-properties fo:color="#000000" style:font-name="Liberation Sans" fo:font-size="11pt" fo:font-weight="normal" style:font-size-asian="11pt" style:font-weight-asian="normal" style:font-size-complex="11pt" style:font-weight-complex="normal"/>
    </style:style>
    <style:style style:name="T25" style:family="text">
      <style:text-properties style:use-window-font-color="true"/>
    </style:style>
    <style:style style:name="T26" style:family="text">
      <style:text-properties style:use-window-font-color="true" style:font-name="DejaVu Sans" fo:font-size="8pt" fo:language="es" fo:country="VE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7" style:family="text">
      <style:text-properties style:use-window-font-color="true" style:font-name="DejaVu Sans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T28" style:family="text">
      <style:text-properties style:use-window-font-color="true" style:font-name="DejaVu Sans" fo:font-size="8pt" fo:language="es" fo:country="MX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T29" style:family="text">
      <style:text-properties style:use-window-font-color="true" style:font-name="DejaVu Sans" fo:language="en" fo:country="GB" style:text-underline-style="none" style:font-name-asian="Times New Roman" style:language-asian="es" style:country-asian="ES" style:font-name-complex="Times New Roman" style:language-complex="ar" style:country-complex="SA"/>
    </style:style>
    <style:style style:name="T30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31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normal" officeooo:rsid="001a9284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bold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3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bold" officeooo:rsid="001a4223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4" style:family="text">
      <style:text-properties fo:font-variant="normal" fo:text-transform="none" fo:color="#000000" style:font-name="DejaVu Sans" fo:font-size="12pt" fo:letter-spacing="normal" fo:language="es" fo:country="VE" fo:font-style="normal" style:text-underline-style="none" fo:font-weight="bold" officeooo:rsid="001a9284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5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bold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6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bold" officeooo:rsid="0001ddee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7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bold" officeooo:rsid="00037c5d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8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bold" officeooo:rsid="000cb0dc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39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bold" officeooo:rsid="00111e44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40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bold" officeooo:rsid="00121de8" fo:background-color="transparent" style:font-name-asian="DejaVu Sans3" style:font-size-asian="12pt" style:language-asian="es" style:country-asian="ES" style:font-style-asian="normal" style:font-weight-asian="bold" style:font-name-complex="DejaVu Sans3" style:font-size-complex="12pt" style:language-complex="ar" style:country-complex="SA" style:font-style-complex="normal" style:font-weight-complex="bold"/>
    </style:style>
    <style:style style:name="T41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2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01ddee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3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037c5d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4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06534a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5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0cb0dc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6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111e44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7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121de8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8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137bd2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49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14c744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50" style:family="text">
      <style:text-properties fo:font-variant="normal" fo:text-transform="none" fo:color="#000000" style:font-name="DejaVu Sans" fo:font-size="12pt" fo:letter-spacing="normal" fo:language="es" fo:country="MX" fo:font-style="normal" style:text-underline-style="none" fo:font-weight="normal" officeooo:rsid="0017950e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51" style:family="text">
      <style:text-properties fo:font-variant="normal" fo:text-transform="none" fo:color="#000000" style:font-name="DejaVu Sans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variant="normal" fo:text-transform="none" fo:color="#000000" style:font-name="DejaVu Sans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font-variant="normal" fo:text-transform="none" fo:color="#000000" fo:letter-spacing="normal" fo:language="es" fo:country="MX" style:text-underline-style="none" fo:background-color="transparent" style:font-name-asian="DejaVu Sans3" style:language-asian="es" style:country-asian="ES" style:font-name-complex="DejaVu Sans3" style:language-complex="ar" style:country-complex="SA"/>
    </style:style>
    <style:style style:name="T54" style:family="text">
      <style:text-properties fo:font-variant="normal" fo:text-transform="none" fo:color="#000000" fo:letter-spacing="normal" fo:language="es" fo:country="MX" style:text-underline-style="none" fo:font-weight="normal" fo:background-color="transparent" style:font-name-asian="DejaVu Sans3" style:language-asian="es" style:country-asian="ES" style:font-weight-asian="normal" style:font-name-complex="DejaVu Sans3" style:language-complex="ar" style:country-complex="SA" style:font-weight-complex="normal"/>
    </style:style>
    <style:style style:name="T55" style:family="text">
      <style:text-properties fo:font-variant="normal" fo:text-transform="none" fo:color="#0000ff" style:font-name="DejaVu Sans" fo:font-size="12pt" fo:letter-spacing="normal" fo:language="es" fo:country="MX" fo:font-style="normal" style:text-underline-style="none" fo:font-weight="normal" fo:background-color="transparent" style:font-name-asian="DejaVu Sans3" style:font-size-asian="12pt" style:language-asian="es" style:country-asian="ES" style:font-style-asian="normal" style:font-weight-asian="normal" style:font-name-complex="DejaVu Sans3" style:font-size-complex="12pt" style:language-complex="ar" style:country-complex="SA" style:font-style-complex="normal" style:font-weight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fo:background-color="#ffff00" style:font-weight-asian="normal" style:font-weight-complex="normal"/>
    </style:style>
    <style:style style:name="T59" style:family="text">
      <style:text-properties fo:color="#004586" style:font-name="DejaVu Sans" fo:font-size="16pt" fo:language="es" fo:country="ES" style:text-underline-style="none" fo:font-weight="bold" style:font-name-asian="DejaVu Sans3" style:font-size-asian="16pt" style:language-asian="ar" style:country-asian="SA" style:font-weight-asian="bold" style:font-name-complex="Times New Roman" style:font-size-complex="12pt" style:language-complex="ar" style:country-complex="SA" style:font-weight-complex="bold"/>
    </style:style>
    <style:style style:name="T60" style:family="text">
      <style:text-properties style:font-name="Liberation Sans"/>
    </style:style>
    <style:style style:name="T61" style:family="text">
      <style:text-properties officeooo:rsid="0006534a"/>
    </style:style>
    <style:style style:name="T62" style:family="text">
      <style:text-properties officeooo:rsid="001a928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73940176" text:id="ct173940176">
          <text:deletion>
            <office:change-info>
              <dc:creator>Gerardo Perez</dc:creator>
              <dc:date>2013-04-15T12:18:00</dc:date>
            </office:change-info>
            <text:p text:style-name="P1"><text:span text:style-name="Internet_20_link"><text:span text:style-name="T1"/></text:span></text:p>
            <text:p text:style-name="P1"><text:span text:style-name="Internet_20_link"><text:span text:style-name="T1"/></text:span></text:p>
            <text:p text:style-name="P1"><text:span text:style-name="Internet_20_link"><text:span text:style-name="T1"/></text:span></text:p>
            <text:p text:style-name="P2"><text:span text:style-name="Internet_20_link"><text:span text:style-name="T1"/></text:span></text:p>
          </text:deletion>
        </text:changed-region>
        <text:changed-region xml:id="ct173940080" text:id="ct173940080">
          <text:deletion>
            <office:change-info>
              <dc:creator>Autor desconocido</dc:creator>
              <dc:date>2013-03-18T15:30:00</dc:date>
            </office:change-info>
            <text:p text:style-name="P2"><text:span text:style-name="Internet_20_link"><text:span text:style-name="T1"/></text:span></text:p>
            <text:p text:style-name="P2"><text:span text:style-name="Internet_20_link"><text:span text:style-name="T1"/></text:span></text:p>
            <text:p text:style-name="P2"><text:span text:style-name="Internet_20_link"><text:span text:style-name="T1"/></text:span></text:p>
            <text:p text:style-name="P1"><text:span text:style-name="Internet_20_link"><text:span text:style-name="T1"/></text:span></text:p>
          </text:deletion>
        </text:changed-region>
        <text:changed-region xml:id="ct173939984" text:id="ct173939984">
          <text:deletion>
            <office:change-info>
              <dc:creator>Gerardo Perez</dc:creator>
              <dc:date>2013-04-15T12:18:00</dc:date>
            </office:change-info>
            <text:p text:style-name="P1"><text:span text:style-name="Internet_20_link"><text:span text:style-name="T1"/></text:span></text:p>
            <text:p text:style-name="P1"><text:span text:style-name="Internet_20_link"><text:span text:style-name="T1"/></text:span></text:p>
          </text:deletion>
        </text:changed-region>
        <text:changed-region xml:id="ct173939864" text:id="ct173939864">
          <text:deletion>
            <office:change-info>
              <dc:creator>Autor desconocido</dc:creator>
              <dc:date>2013-03-18T15:30:00</dc:date>
            </office:change-info>
            <text:p text:style-name="P1"><text:span text:style-name="Internet_20_link"><text:span text:style-name="T1"/></text:span></text:p>
            <text:p text:style-name="P3"><text:span text:style-name="Internet_20_link"><text:span text:style-name="T1"/></text:span></text:p>
            <text:p text:style-name="P1"><text:span text:style-name="Internet_20_link"><text:span text:style-name="T1"/></text:span></text:p>
          </text:deletion>
        </text:changed-region>
        <text:changed-region xml:id="ct173939752" text:id="ct173939752">
          <text:deletion>
            <office:change-info>
              <dc:creator>Gerardo Perez</dc:creator>
              <dc:date>2013-04-15T12:18:00</dc:date>
            </office:change-info>
            <text:p text:style-name="P1"><text:span text:style-name="Internet_20_link"><text:span text:style-name="T1"/></text:span></text:p>
            <text:p text:style-name="P3"><text:span text:style-name="Internet_20_link"><text:span text:style-name="T1"/></text:span></text:p>
            <text:p text:style-name="P3"><text:span text:style-name="Internet_20_link"><text:span text:style-name="T1"/></text:span></text:p>
            <text:p text:style-name="P3"><text:span text:style-name="Internet_20_link"><text:span text:style-name="T1"/></text:span></text:p>
            <text:p text:style-name="P3"><text:span text:style-name="Internet_20_link"><text:span text:style-name="T1"/></text:span></text:p>
            <text:p text:style-name="P1"><text:span text:style-name="Internet_20_link"><text:span text:style-name="T1"/></text:span></text:p>
          </text:deletion>
        </text:changed-region>
        <text:changed-region xml:id="ct174031720" text:id="ct174031720">
          <text:insertion>
            <office:change-info>
              <dc:creator>Gerardo Perez</dc:creator>
              <dc:date>2013-04-15T12:25:00</dc:date>
            </office:change-info>
          </text:insertion>
        </text:changed-region>
        <text:changed-region xml:id="ct174011984" text:id="ct174011984">
          <text:insertion>
            <office:change-info>
              <dc:creator>Autor desconocido</dc:creator>
              <dc:date>2013-03-18T10:05:00</dc:date>
            </office:change-info>
          </text:insertion>
        </text:changed-region>
        <text:changed-region xml:id="ct174111344" text:id="ct174111344">
          <text:deletion>
            <office:change-info>
              <dc:creator>Autor desconocido</dc:creator>
              <dc:date>2013-03-18T15:00:00</dc:date>
            </office:change-info>
            <text:p text:style-name="P4"><text:span text:style-name="Internet_20_link"><text:span text:style-name="T2"><text:s/></text:span></text:span></text:p>
          </text:deletion>
        </text:changed-region>
        <text:changed-region xml:id="ct174070056" text:id="ct174070056">
          <text:deletion>
            <office:change-info>
              <dc:creator>Autor desconocido</dc:creator>
              <dc:date>2013-03-18T15:00:00</dc:date>
            </office:change-info>
            <text:p text:style-name="P5"><text:span text:style-name="T3"><text:s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change text:change-id="ct173940176"/><text:change text:change-id="ct173940080"/><text:change text:change-id="ct173939984"/><text:change text:change-id="ct173939864"/><text:change text:change-id="ct173939752"/><text:span text:style-name="Internet_20_link"><text:span text:style-name="T1"/></text:span></text:p>
      <text:p text:style-name="P2"><text:span text:style-name="Internet_20_link"><text:span text:style-name="T1"/></text:span></text:p>
      <text:p text:style-name="P2"><text:span text:style-name="Internet_20_link"><text:span text:style-name="T1"/></text:span></text:p>
      <text:p text:style-name="P27"><text:span text:style-name="Hipervínculo"><text:span text:style-name="T59"/></text:span></text:p>
      <text:p text:style-name="Title"><text:span text:style-name="Hipervínculo"><text:span text:style-name="T59">Manual de Instalación del Sistema de información <text:s text:c="4"/>interoperable para el</text:span></text:span><text:span text:style-name="Internet_20_link"><text:span text:style-name="T19"> </text:span></text:span><text:span text:style-name="Hipervínculo"><text:span text:style-name="T59">Intercambio de Datos Institucionales entre los portales de entes gubernamentales y la Plataforma Gobierno en Línea</text:span></text:span></text:p>
      <text:p text:style-name="P2"><text:span text:style-name="Internet_20_link"><text:span text:style-name="T19"/></text:span></text:p>
      <text:p text:style-name="P2"><text:span text:style-name="Internet_20_link"><text:span text:style-name="T19"/></text:span></text:p>
      <text:p text:style-name="P2"><text:span text:style-name="Internet_20_link"><text:span text:style-name="T19"/></text:span></text:p>
      <text:p text:style-name="P1"><text:span text:style-name="Internet_20_link"><text:span text:style-name="T19"/></text:span></text:p>
      <text:p text:style-name="P2"><text:span text:style-name="Internet_20_link"><text:span text:style-name="T19"/></text:span></text:p>
      <text:p text:style-name="P2"><text:span text:style-name="Internet_20_link"><text:span text:style-name="T19"/></text:span></text:p>
      <text:p text:style-name="P2"><text:span text:style-name="Internet_20_link"><text:span text:style-name="T19"/></text:span>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45">Elaborado por:</text:p>
          </table:table-cell>
          <table:table-cell table:style-name="Tabla3.A1" office:value-type="string">
            <text:p text:style-name="P16">Aprobado por :</text:p>
          </table:table-cell>
        </table:table-row>
        <table:table-row>
          <table:table-cell table:style-name="Tabla3.A1" office:value-type="string">
            <text:p text:style-name="P47"/>
            <text:p text:style-name="P44">Gerardo Perez</text:p>
          </table:table-cell>
          <table:table-cell table:style-name="Tabla3.A1" office:value-type="string">
            <text:p text:style-name="P48"/>
            <text:p text:style-name="P46"/>
          </table:table-cell>
        </table:table-row>
      </table:table>
      <text:p text:style-name="P17"/>
      <text:p text:style-name="P50"><text:soft-page-break/>Historial de Revisiones</text:p>
      <text:p text:style-name="P25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header-rows>
          <table:table-row table:style-name="Tabla2.1">
            <table:table-cell table:style-name="Tabla2.A1" office:value-type="string">
              <text:p text:style-name="P13">Versión</text:p>
            </table:table-cell>
            <table:table-cell table:style-name="Tabla2.A1" office:value-type="string">
              <text:p text:style-name="P13">Fecha</text:p>
            </table:table-cell>
            <table:table-cell table:style-name="Tabla2.A1" office:value-type="string">
              <text:p text:style-name="P13">Autor</text:p>
            </table:table-cell>
            <table:table-cell table:style-name="Tabla2.D1" office:value-type="string">
              <text:p text:style-name="P13">Descripción</text:p>
            </table:table-cell>
          </table:table-row>
        </table:table-header-rows>
        <table:table-row table:style-name="Tabla2.2">
          <table:table-cell table:style-name="Tabla2.A2" office:value-type="float" office:value="0">
            <text:p text:style-name="P28">1.0</text:p>
          </table:table-cell>
          <table:table-cell table:style-name="Tabla2.B6" office:value-type="string">
            <text:p text:style-name="P28">29/02/2013</text:p>
          </table:table-cell>
          <table:table-cell table:style-name="Tabla2.C6" office:value-type="string">
            <text:p text:style-name="P29">Gerardo Perez</text:p>
          </table:table-cell>
          <table:table-cell table:style-name="Tabla2.D6" office:value-type="string">
            <text:p text:style-name="P32">Versión Inicial.</text:p>
          </table:table-cell>
        </table:table-row>
        <table:table-row table:style-name="Tabla2.2">
          <table:table-cell table:style-name="Tabla2.A3" office:value-type="float" office:value="0">
            <text:p text:style-name="P28">2.0</text:p>
          </table:table-cell>
          <table:table-cell table:style-name="Tabla2.B6" office:value-type="string">
            <text:p text:style-name="P28">18/03/2013</text:p>
          </table:table-cell>
          <table:table-cell table:style-name="Tabla2.C6" office:value-type="string">
            <text:p text:style-name="P29">Gerardo Perez</text:p>
          </table:table-cell>
          <table:table-cell table:style-name="Tabla2.D6" office:value-type="string">
            <text:p text:style-name="P32">Implementadas todas las sugerencias del departamento de calidad con respecto al manual y la <text:span text:style-name="T61">aplicación.</text:span></text:p>
          </table:table-cell>
        </table:table-row>
        <table:table-row table:style-name="Tabla2.2">
          <table:table-cell table:style-name="Tabla2.A4" office:value-type="float" office:value="0">
            <text:p text:style-name="P30">3.0</text:p>
          </table:table-cell>
          <table:table-cell table:style-name="Tabla2.B6" office:value-type="string">
            <text:p text:style-name="P30">15/04/2013</text:p>
          </table:table-cell>
          <table:table-cell table:style-name="Tabla2.C6" office:value-type="string">
            <text:p text:style-name="P31">Gerardo Perez</text:p>
          </table:table-cell>
          <table:table-cell table:style-name="Tabla2.D6" office:value-type="string">
            <text:p text:style-name="P33">Implementado nuevo capitulo: “Descripción del despliegue de la aplicación en apache Tomcat” a solicitud del departamento de calidad.</text:p>
          </table:table-cell>
        </table:table-row>
        <table:table-row table:style-name="Tabla2.2">
          <table:table-cell table:style-name="Tabla2.A6" office:value-type="float" office:value="0">
            <text:p text:style-name="P62"><text:span text:style-name="T62">4.0</text:span></text:p>
          </table:table-cell>
          <table:table-cell table:style-name="Tabla2.B6" office:value-type="string">
            <text:p text:style-name="P28"><text:span text:style-name="T62">26/04/2013</text:span></text:p>
          </table:table-cell>
          <table:table-cell table:style-name="Tabla2.C6" office:value-type="string">
            <text:p text:style-name="P63"><text:span text:style-name="T62">Gerardo Perez</text:span></text:p>
          </table:table-cell>
          <table:table-cell table:style-name="Tabla2.D6" office:value-type="string">
            <text:p text:style-name="P64"><text:span text:style-name="T62">Redactar el manual de instalación de manera que se enfoque al servidor de Aplicaciones Tomcat. </text:span></text:p>
          </table:table-cell>
        </table:table-row>
        <table:table-row table:style-name="Tabla2.2">
          <table:table-cell table:style-name="Tabla2.A6">
            <text:p text:style-name="P28"/>
          </table:table-cell>
          <table:table-cell table:style-name="Tabla2.B6" office:value-type="string">
            <text:p text:style-name="P28"/>
          </table:table-cell>
          <table:table-cell table:style-name="Tabla2.C6" office:value-type="string">
            <text:p text:style-name="P29"/>
          </table:table-cell>
          <table:table-cell table:style-name="Tabla2.D6" office:value-type="string">
            <text:p text:style-name="P34"/>
          </table:table-cell>
        </table:table-row>
      </table:table>
      <text:p text:style-name="P26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oft-page-break/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Contents_20_Heading">Índice de contenido</text:p>
          </text:index-title>
          <text:p text:style-name="P65">Capitulo 1: Introducción<text:tab/>4</text:p>
          <text:p text:style-name="P65">Capitulo 2: Configuración de la <text:s/>aplicación IoGobEnlineaBETAONE.war<text:tab/>5</text:p>
          <text:p text:style-name="P65">Capitulo 3: Despliegue de la aplicación en el servidor de aplicaciones Tomcat<text:tab/>7</text:p>
          <text:p text:style-name="P65">Capitulo 4: Restauración de los datos básicos de la aplicación<text:tab/>8</text:p>
        </text:index-body>
      </text:table-of-content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pan text:style-name="Internet_20_link"><text:span text:style-name="T23"/></text:span></text:p>
      <text:p text:style-name="P24"><text:soft-page-break/><text:span text:style-name="Internet_20_link"><text:span text:style-name="T20"/></text:span></text:p>
      <text:list xml:id="list8730315319576579905" text:style-name="WW8Num2">
        <text:list-header>
          <text:h text:style-name="P66" text:outline-level="1"><text:span text:style-name="Internet_20_link"><text:span text:style-name="T21">Capitulo 1: </text:span></text:span><text:span text:style-name="Internet_20_link"><text:span text:style-name="T18">Introducción</text:span></text:span></text:h>
        </text:list-header>
      </text:list>
      <text:p text:style-name="P61"><text:span text:style-name="Internet_20_link"><text:span text:style-name="T7"><text:tab/>El </text:span></text:span><text:span text:style-name="Internet_20_link"><text:span text:style-name="T8">p</text:span></text:span><text:span text:style-name="Internet_20_link"><text:span text:style-name="T7">resente documento contiene la explicación de los pasos para la instalación y configuración del sistema de información interoperable que logra la integración de la p</text:span></text:span><text:span text:style-name="Internet_20_link"><text:span text:style-name="T8">á</text:span></text:span><text:span text:style-name="Internet_20_link"><text:span text:style-name="T7">gina de Gobierno en L</text:span></text:span><text:span text:style-name="Internet_20_link"><text:span text:style-name="T8">í</text:span></text:span><text:span text:style-name="Internet_20_link"><text:span text:style-name="T7">nea con los portales gubernamentales </text:span></text:span><text:span text:style-name="Internet_20_link"><text:span text:style-name="T9">sobre el servidor de aplicaciones Tomcat <text:s/>embebido</text:span></text:span><text:span text:style-name="Internet_20_link"><text:span text:style-name="T7"> </text:span></text:span><text:span text:style-name="Internet_20_link"><text:span text:style-name="T9">dentro del manejador de contenido(DotCms) de Gobierno en Linea.</text:span></text:span></text:p>
      <text:p text:style-name="P36"><text:span text:style-name="Internet_20_link"><text:span text:style-name="T30"><text:tab/>Las versiones de las aplicaciones utilizadas para el proyecto son las siguientes: </text:span></text:span></text:p>
      <table:table table:name="Tabla30" table:style-name="Tabla30">
        <table:table-column table:style-name="Tabla30.A"/>
        <table:table-column table:style-name="Tabla30.B"/>
        <table:table-row>
          <table:table-cell table:style-name="Tabla30.A1" office:value-type="string">
            <text:p text:style-name="P19"><text:span text:style-name="Internet_20_link"><text:span text:style-name="T33">Dotcms</text:span></text:span><text:span text:style-name="Internet_20_link"><text:span text:style-name="T32"> </text:span></text:span><text:span text:style-name="Internet_20_link"><text:span text:style-name="T34">1.7 con Gobierno en Linea</text:span></text:span></text:p>
          </table:table-cell>
          <table:table-cell table:style-name="Tabla30.B1" office:value-type="string">
            <text:p text:style-name="P22"><text:span text:style-name="Internet_20_link"><text:span text:style-name="T30">Es </text:span></text:span><text:span text:style-name="Internet_20_link"><text:span text:style-name="T31">el manejador de contenido de Gobierno en Linea.</text:span></text:span></text:p>
          </table:table-cell>
        </table:table-row>
      </table:table>
      <text:p text:style-name="P36"><text:span text:style-name="Internet_20_link"><text:span text:style-name="T30"/></text:span></text:p>
      <text:p text:style-name="P36"><text:span text:style-name="Internet_20_link"><text:span text:style-name="T30"/></text:span></text:p>
      <text:p text:style-name="P36"><text:span text:style-name="Internet_20_link"><text:span text:style-name="T30"/></text:span></text:p>
      <text:p text:style-name="P36"><text:span text:style-name="Internet_20_link"><text:span text:style-name="T30"/></text:span></text:p>
      <text:list xml:id="list545267986" text:continue-numbering="true" text:style-name="WW8Num2">
        <text:list-header>
          <text:h text:style-name="P69" text:outline-level="1"><text:span text:style-name="Internet_20_link"><text:span text:style-name="T12">Capitulo </text:span></text:span><text:span text:style-name="Internet_20_link"><text:span text:style-name="T13">2</text:span></text:span><text:span text:style-name="Internet_20_link"><text:span text:style-name="T12">: C</text:span></text:span><text:span text:style-name="Internet_20_link"><text:span text:style-name="T17">onfiguración de la <text:s/>aplicación</text:span></text:span><text:span text:style-name="Internet_20_link"><text:span text:style-name="T35"> IoGobEnlineaBETAONE.war</text:span></text:span></text:h>
        </text:list-header>
      </text:list>
      <text:p text:style-name="P38"><text:span text:style-name="Internet_20_link"><text:span text:style-name="T41"><text:tab/>Para que la aplicación tenga un correcto funcionamiento hay que configurar una serie de archivos .properties, a continuación se explicara como debe ser la correcta configuración en los siguientes pasos.</text:span></text:span></text:p>
      <text:p text:style-name="P38"><text:span text:style-name="Internet_20_link"><text:span text:style-name="T41"><text:tab/><text:tab/> </text:span></text:span><text:span text:style-name="Internet_20_link"><text:span text:style-name="T36">1 Buscamos la aplicación denominada </text:span></text:span><text:span text:style-name="Internet_20_link"><text:span text:style-name="T42">IoGobEnlineaBETAONE.war la cual debe ser distribuida con este manual. De no ser el caso podemos descargar la versión final de</text:span></text:span><text:span text:style-name="Internet_20_link"><text:span text:style-name="T43">l</text:span></text:span><text:span text:style-name="Internet_20_link"><text:span text:style-name="T42"> </text:span></text:span><text:span text:style-name="Internet_20_link"><text:span text:style-name="T44">1</text:span></text:span><text:span text:style-name="Internet_20_link"><text:span text:style-name="T50">7</text:span></text:span><text:span text:style-name="Internet_20_link"><text:span text:style-name="T42"> de </text:span></text:span><text:span text:style-name="Internet_20_link"><text:span text:style-name="T44">Abril </text:span></text:span><text:span text:style-name="Internet_20_link"><text:span text:style-name="T42"><text:s/>en el siguiente link:</text:span></text:span><text:change-start text:change-id="ct174031720"/></text:p>
      <text:p text:style-name="P38"><text:change-end text:change-id="ct174031720"/><text:span text:style-name="Internet_20_link"><text:span text:style-name="T48"/></text:span></text:p>
      <text:p text:style-name="P41"><text:span text:style-name="Internet_20_link"><text:span text:style-name="T50">https://docs.google.com/file/d/0B9UoPkdCY-lpR3NpY0VyMUVoQW8/edit?usp=sharing</text:span></text:span></text:p>
      <text:p text:style-name="P40"><text:span text:style-name="Internet_20_link"><text:span text:style-name="T48"/></text:span></text:p>
      <text:p text:style-name="Text_20_body"><text:span text:style-name="Internet_20_link"><text:span text:style-name="T41"><text:s text:c="7"/></text:span></text:span><text:span text:style-name="Internet_20_link"><text:span text:style-name="T36">2.</text:span></text:span><text:span text:style-name="Internet_20_link"><text:span text:style-name="T37">1</text:span></text:span><text:span text:style-name="Internet_20_link"><text:span text:style-name="T35"> Configuración de la conexión a base de datos: </text:span></text:span><text:span text:style-name="Internet_20_link"><text:span text:style-name="T41">Debemos dirigirnos a la aplicación IoGobEnlineaBETAONE.war específicamente en la ruta </text:span></text:span><text:span text:style-name="Internet_20_link"><text:span text:style-name="T35">/WEB-INF/classes/</text:span></text:span><text:span text:style-name="Internet_20_link"><text:span text:style-name="T41"> y abrir el archivo <text:s/></text:span></text:span><text:span text:style-name="Internet_20_link"><text:span text:style-name="T35">jdbc.properties </text:span></text:span><text:span text:style-name="Internet_20_link"><text:span text:style-name="T41">con un editor de texto</text:span></text:span></text:p>
      <text:p text:style-name="P37"><text:span text:style-name="Internet_20_link"><text:span text:style-name="T35"/></text:span></text:p>
      <text:p text:style-name="P37"><text:span text:style-name="Internet_20_link"><text:span text:style-name="T35"><text:s text:c="6"/>2.1.1 Luego modificamos las siguiente lineas con los datos reales:</text:span></text:span></text:p>
      <text:p text:style-name="P37"><text:span text:style-name="Internet_20_link"><text:span text:style-name="T35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7"><text:span text:style-name="Internet_20_link"><text:span text:style-name="T35">jdbc.url=</text:span></text:span></text:p>
          </table:table-cell>
          <table:table-cell table:style-name="Table2.B1" office:value-type="string">
            <text:p text:style-name="P37"><text:span text:style-name="Internet_20_link"><text:span text:style-name="T35">Url de la base de datos</text:span></text:span></text:p>
          </table:table-cell>
        </table:table-row>
        <table:table-row table:style-name="Table2.1">
          <table:table-cell table:style-name="Table2.A3" office:value-type="string">
            <text:p text:style-name="P37"><text:span text:style-name="Internet_20_link"><text:span text:style-name="T35">jdbc.username=</text:span></text:span></text:p>
          </table:table-cell>
          <table:table-cell table:style-name="Table2.B2" office:value-type="string">
            <text:p text:style-name="P37"><text:span text:style-name="Internet_20_link"><text:span text:style-name="T35">Usuari</text:span></text:span><text:span text:style-name="Internet_20_link"><text:span text:style-name="T35">o</text:span></text:span><text:span text:style-name="Internet_20_link"><text:span text:style-name="T35"> de la base de datos</text:span></text:span></text:p>
          </table:table-cell>
        </table:table-row>
        <table:table-row table:style-name="Table2.1">
          <table:table-cell table:style-name="Table2.A3" office:value-type="string">
            <text:p text:style-name="P37"><text:span text:style-name="Internet_20_link"><text:span text:style-name="T35">jdbc.password=</text:span></text:span></text:p>
          </table:table-cell>
          <table:table-cell table:style-name="Table2.B2" office:value-type="string">
            <text:p text:style-name="P37"><text:span text:style-name="Internet_20_link"><text:span text:style-name="T35">Contraseña de la base de datos</text:span></text:span></text:p>
          </table:table-cell>
        </table:table-row>
      </table:table>
      <text:p text:style-name="P37"><text:span text:style-name="Internet_20_link"><text:span text:style-name="T35"/></text:span></text:p>
      <text:p text:style-name="P37"><text:span text:style-name="Internet_20_link"><text:span text:style-name="T35">NOTA: </text:span></text:span><text:span text:style-name="Internet_20_link"><text:span text:style-name="T41">Es importante destacar que la aplicación usa la misma base de datos que Gobierno en Linea comúnmente denominada “dotcms”</text:span></text:span><text:span text:style-name="Internet_20_link"><text:span text:style-name="T35"><text:tab/><text:tab/> <text:s text:c="2"/></text:span></text:span></text:p>
      <text:p text:style-name="P37"><text:span text:style-name="Internet_20_link"><text:span text:style-name="T35"/></text:span></text:p>
      <text:p text:style-name="P37"><text:span text:style-name="Internet_20_link"><text:span text:style-name="T35"><text:s text:c="12"/>2.2 Configuración del usuario creado en el manejador de contenido de Gobierno en Linea: </text:span></text:span><text:span text:style-name="Internet_20_link"><text:span text:style-name="T41">Para habilitar la funcionalidad de borrado de cache automático tenemos que ubicarnos en la ruta del proyecto:</text:span></text:span><text:span text:style-name="Internet_20_link"><text:span text:style-name="T35"> /WEB-INF/classes/ve/gob/gobiernoenlinea/borrarCacheDotcms/ </text:span></text:span><text:span text:style-name="Internet_20_link"><text:span text:style-name="T41">y abrir el archivo</text:span></text:span><text:span text:style-name="Internet_20_link"><text:span text:style-name="T35"> borrarCache.properties </text:span></text:span><text:span text:style-name="Internet_20_link"><text:span text:style-name="T41">con un editor de texto.</text:span></text:span></text:p>
      <text:p text:style-name="P37"><text:soft-page-break/><text:span text:style-name="Internet_20_link"><text:span text:style-name="T41"/></text:span></text:p>
      <text:p text:style-name="P37"><text:span text:style-name="Internet_20_link"><text:span text:style-name="T41"><text:s text:c="20"/></text:span></text:span><text:span text:style-name="Internet_20_link"><text:span text:style-name="T35"><text:s text:c="3"/>2.2.1 Luego modificamos las siguiente lineas con los datos reales:</text:span></text:span></text:p>
      <text:p text:style-name="P37"><text:span text:style-name="Internet_20_link"><text:span text:style-name="T35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2">peticionWebLogin</text:p>
          </table:table-cell>
          <table:table-cell table:style-name="Table3.B1" office:value-type="string">
            <text:p text:style-name="P43">Solo modificar la ip de no encontrarse en un ambiente local.</text:p>
          </table:table-cell>
        </table:table-row>
        <table:table-row table:style-name="Table3.1">
          <table:table-cell table:style-name="Table3.A1" office:value-type="string">
            <text:p text:style-name="P42">password</text:p>
          </table:table-cell>
          <table:table-cell table:style-name="Table3.B1" office:value-type="string">
            <text:p text:style-name="P43">Representa la contraseña de acceso del usuario.</text:p>
          </table:table-cell>
        </table:table-row>
        <table:table-row table:style-name="Table3.1">
          <table:table-cell table:style-name="Table3.A1" office:value-type="string">
            <text:p text:style-name="P42">login</text:p>
          </table:table-cell>
          <table:table-cell table:style-name="Table3.B1" office:value-type="string">
            <text:p text:style-name="P43">Representa el correo con que ac<text:change-start text:change-id="ct174011984"/>c<text:change-end text:change-id="ct174011984"/>ede el usuario a su cuenta.</text:p>
          </table:table-cell>
        </table:table-row>
        <table:table-row table:style-name="Table3.1">
          <table:table-cell table:style-name="Table3.A1" office:value-type="string">
            <text:p text:style-name="P42">peticionWebProtected</text:p>
          </table:table-cell>
          <table:table-cell table:style-name="Table3.B1" office:value-type="string">
            <text:p text:style-name="P43">Solo modificar la ip de no encontrarse en un ambiente local.</text:p>
          </table:table-cell>
        </table:table-row>
        <table:table-row table:style-name="Table3.1">
          <table:table-cell table:style-name="Table3.A1" office:value-type="string">
            <text:p text:style-name="P42">peticionWebSecurity</text:p>
          </table:table-cell>
          <table:table-cell table:style-name="Table3.B1" office:value-type="string">
            <text:p text:style-name="P43">Solo modificar la ip de no encontrarse en un ambiente local.</text:p>
          </table:table-cell>
        </table:table-row>
        <table:table-row table:style-name="Table3.1">
          <table:table-cell table:style-name="Table3.A1" office:value-type="string">
            <text:p text:style-name="P42">j_username</text:p>
          </table:table-cell>
          <table:table-cell table:style-name="Table3.B1" office:value-type="string">
            <text:p text:style-name="P49"><text:span text:style-name="T60">R</text:span><text:span text:style-name="T24">e</text:span><text:span text:style-name="T22">presenta la ID en base de datos del usuario.</text:span></text:p>
          </table:table-cell>
        </table:table-row>
        <table:table-row table:style-name="Table3.1">
          <table:table-cell table:style-name="Table3.A1" office:value-type="string">
            <text:p text:style-name="P42">j_password</text:p>
          </table:table-cell>
          <table:table-cell table:style-name="Table3.B1" office:value-type="string">
            <text:p text:style-name="P43">Representa la contraseña en MD5 del usuario, la cual se encuentra en la base de datos.</text:p>
          </table:table-cell>
        </table:table-row>
        <table:table-row table:style-name="Table3.1">
          <table:table-cell table:style-name="Table3.A1" office:value-type="string">
            <text:p text:style-name="P42">peticionWebGrupo</text:p>
          </table:table-cell>
          <table:table-cell table:style-name="Table3.B1" office:value-type="string">
            <text:p text:style-name="P43">Solo modificar la ip de no encontrarse en un ambiente local.</text:p>
          </table:table-cell>
        </table:table-row>
        <table:table-row table:style-name="Table3.1">
          <table:table-cell table:style-name="Table3.A9" office:value-type="string">
            <text:p text:style-name="P42">botonBorrarCache</text:p>
          </table:table-cell>
          <table:table-cell table:style-name="Table3.B9" office:value-type="string">
            <text:p text:style-name="P43">Solo modificar la ip de no encontrarse en un ambiente local.</text:p>
          </table:table-cell>
        </table:table-row>
      </table:table>
      <text:p text:style-name="P37"><text:span text:style-name="Internet_20_link"><text:span text:style-name="T35"/></text:span></text:p>
      <text:p text:style-name="P15"/>
      <text:p text:style-name="P4"><text:span text:style-name="Internet_20_link"><text:span text:style-name="T2">NOTA: </text:span></text:span><text:span text:style-name="Internet_20_link"><text:span text:style-name="T54">De no conocer como crear un usuario en el manejador de contenido dotcms ir al documento “(DAS)DocumentoArquitecturaSolucion0.5.odt” en los puntos:</text:span></text:span></text:p>
      <text:p text:style-name="P4"><text:span text:style-name="Internet_20_link"><text:span text:style-name="T2">2.</text:span></text:span><text:change text:change-id="ct174111344"/><text:span text:style-name="Internet_20_link"><text:span text:style-name="T2">9</text:span></text:span><text:span text:style-name="Internet_20_link"><text:span text:style-name="T54"> Indicaciones de como el sistema de información limpia el cache de Gobierno en Línea <text:s/>y como configurar esta funcionalidad.</text:span></text:span></text:p>
      <text:p text:style-name="P5"><text:span text:style-name="T3">2.</text:span><text:change text:change-id="ct174070056"/><text:span text:style-name="T3">10</text:span> Configuración del usuario para el borrado de cache.</text:p>
      <text:p text:style-name="P15"/>
      <text:p text:style-name="P15"><text:s/>Donde se encuentra la explicación detallada.</text:p>
      <text:p text:style-name="P15"/>
      <text:p text:style-name="P37"><text:span text:style-name="Internet_20_link"><text:span text:style-name="T35">NOTA2: </text:span></text:span><text:span text:style-name="Internet_20_link"><text:span text:style-name="T41">El valor de las variable</text:span></text:span><text:span text:style-name="Internet_20_link"><text:span text:style-name="T35"> <text:s/>“j_username” </text:span></text:span><text:span text:style-name="Internet_20_link"><text:span text:style-name="T41">y</text:span></text:span><text:span text:style-name="Internet_20_link"><text:span text:style-name="T35"> “j_password” </text:span></text:span><text:span text:style-name="Internet_20_link"><text:span text:style-name="T41">pueden </text:span></text:span><text:span text:style-name="Internet_20_link"><text:span text:style-name="T41">generarse rápidamente usando un Plug-in de Firefox llamado </text:span></text:span><text:span text:style-name="Internet_20_link"><text:span text:style-name="T35">Tamper Data</text:span></text:span><text:span text:style-name="Internet_20_link"><text:span text:style-name="T41"> (</text:span></text:span><text:a xlink:type="simple" xlink:href="https://addons.mozilla.org/es/firefox/addon/tamper-data/"><text:span text:style-name="Internet_20_link">https://addons.mozilla.org/es/firefox/addon/tamper-data/</text:span></text:a><text:span text:style-name="Internet_20_link"><text:span text:style-name="T41">)</text:span></text:span></text:p>
      <text:p text:style-name="P4"><text:span text:style-name="Internet_20_link"><text:span text:style-name="T54"/></text:span></text:p>
      <text:p text:style-name="P12"><text:span text:style-name="T16"><text:s text:c="17"/></text:span><text:span text:style-name="T15">2.3 Configuración del cron</text:span><text:span text:style-name="Emphasis"><text:span text:style-name="T51"> o demonio de la aplicación: </text:span></text:span><text:span text:style-name="Emphasis"><text:span text:style-name="T52">Para configurar los tiempos en que se ejecutan los métodos de actualización de cada </text:span></text:span><text:soft-page-break/><text:span text:style-name="Emphasis"><text:span text:style-name="T52">sección debemos dirigirnos a la ruta</text:span></text:span><text:span text:style-name="Emphasis"><text:span text:style-name="T51"> /WEB-INF/classes/ve/gob/gobiernoenlinea/config/ </text:span></text:span><text:span text:style-name="Internet_20_link"><text:span text:style-name="T41">y abrir el archivo</text:span></text:span><text:span text:style-name="Internet_20_link"><text:span text:style-name="T35"> </text:span></text:span><text:span text:style-name="Internet_20_link"><text:span text:style-name="T35">sprinrgConfig.xml </text:span></text:span><text:span text:style-name="Internet_20_link"><text:span text:style-name="T41">con un editor de texto.</text:span></text:span></text:p>
      <text:p text:style-name="P12"><text:span text:style-name="Internet_20_link"><text:span text:style-name="T41"/></text:span></text:p>
      <text:p text:style-name="P12"><text:span text:style-name="Internet_20_link"><text:span text:style-name="T41"/></text:span></text:p>
      <text:p text:style-name="P12"><text:span text:style-name="Internet_20_link"><text:span text:style-name="T35">2.3.1</text:span></text:span><text:span text:style-name="Internet_20_link"><text:span text:style-name="T41"> <text:s/></text:span></text:span><text:span text:style-name="Internet_20_link"><text:span text:style-name="T35">Luego modificamos el valor de las propiedades “cronExpression” </text:span></text:span></text:p>
      <text:p text:style-name="P15"/>
      <text:p text:style-name="P14"><text:span text:style-name="T57"><text:s/></text:span>Ejemplo:</text:p>
      <text:p text:style-name="P15"/>
      <text:p text:style-name="P14"><text:span text:style-name="T57">&lt;property name="cronExpression" value="</text:span><text:span text:style-name="T58">0 0/2 * 1/1 * ? *</text:span><text:span text:style-name="T57">"/&gt; </text:span></text:p>
      <text:p text:style-name="P15">&lt;!-- <text:s/>Firmado Cada 2 MINUTO <text:s/>--&gt;</text:p>
      <text:p text:style-name="P15"/>
      <text:p text:style-name="P37"><text:span text:style-name="Internet_20_link"><text:span text:style-name="T35">NOTA:</text:span></text:span><text:span text:style-name="Internet_20_link"><text:span text:style-name="T41"> Para generar fácilmente el patrón de tiempo, acceder a la web:</text:span></text:span></text:p>
      <text:p text:style-name="P37"><text:a xlink:type="simple" xlink:href="http://www.cronmaker.com/"><text:span text:style-name="Internet_20_link"><text:span text:style-name="T55">http://www.cronmaker.com/</text:span></text:span></text:a></text:p>
      <text:p text:style-name="P37"><text:span text:style-name="Internet_20_link"><text:span text:style-name="T12"/></text:span></text:p>
      <text:list xml:id="list773534774" text:continue-numbering="true" text:style-name="WW8Num2">
        <text:list-header>
          <text:h text:style-name="P68" text:outline-level="1"><text:span text:style-name="Internet_20_link"><text:span text:style-name="T12">Capitulo </text:span></text:span><text:span text:style-name="Internet_20_link"><text:span text:style-name="T13">3</text:span></text:span><text:span text:style-name="Internet_20_link"><text:span text:style-name="T12">: </text:span></text:span><text:span text:style-name="Internet_20_link"><text:span text:style-name="T35">Despliegue de la aplicación en el servidor de aplicaciones </text:span></text:span><text:span text:style-name="Internet_20_link"><text:span text:style-name="T38">Tomcat</text:span></text:span></text:h>
          <text:p text:style-name="P57"><text:span text:style-name="Internet_20_link"><text:span text:style-name="T41"><text:tab/></text:span></text:span><text:span text:style-name="Internet_20_link"><text:span text:style-name="T45">El manejador de contenido de la pagina web de gobierno en linea “dotcms” se despliega en </text:span></text:span><text:span text:style-name="Internet_20_link"><text:span text:style-name="T49">el</text:span></text:span><text:span text:style-name="Internet_20_link"><text:span text:style-name="T45"> servidor de aplicaciones Tomcat. Este servidor se encuentra </text:span></text:span><text:span text:style-name="Internet_20_link"><text:span text:style-name="T49">de forma</text:span></text:span><text:span text:style-name="Internet_20_link"><text:span text:style-name="T45"> embebido junto al dotcms </text:span></text:span><text:span text:style-name="Internet_20_link"><text:span text:style-name="T49">y la forma de despliegue de la app se explica en los siguientes paso</text:span></text:span><text:span text:style-name="Internet_20_link"><text:span text:style-name="T45">. </text:span></text:span></text:p>
          <text:p text:style-name="P58"><text:span text:style-name="Internet_20_link"><text:span text:style-name="T39">Paso</text:span></text:span><text:span text:style-name="Internet_20_link"><text:span text:style-name="T40">1</text:span></text:span><text:span text:style-name="Internet_20_link"><text:span text:style-name="T39">:</text:span></text:span></text:p>
          <text:p text:style-name="P58"><text:span text:style-name="Internet_20_link"><text:span text:style-name="T46"><text:s/><text:tab/>Luego de seguir los capítulos anteriores debemos dirigirnos a la ruta del manejador de contenido de Gobierno en Linea Dotcms posiblemente ubicada en <text:s/>la ruta: <text:s/>opt/dotcms/common/lib</text:span></text:span></text:p>
          <text:p text:style-name="P58"><text:span text:style-name="Internet_20_link"><text:span text:style-name="T39">Paso </text:span></text:span><text:span text:style-name="Internet_20_link"><text:span text:style-name="T40">2:</text:span></text:span></text:p>
          <text:list>
            <text:list-header>
              <text:p text:style-name="P58"><text:span text:style-name="Internet_20_link"><text:span text:style-name="T46">Luego de ubicarnos en esta ruta pegar todas las librerías <text:s/></text:span></text:span><text:span text:style-name="Internet_20_link"><text:span text:style-name="T47">descargables</text:span></text:span><text:span text:style-name="Internet_20_link"><text:span text:style-name="T46"> en el siguiente link:</text:span></text:span></text:p>
              <text:p text:style-name="P59"><text:span text:style-name="Internet_20_link"><text:span text:style-name="T47">https://docs.google.com/file/d/0B9UoPkdCY-lpbHBVQmxXeTF0Nnc/edit?usp=sharing</text:span></text:span></text:p>
            </text:list-header>
          </text:list>
          <text:p text:style-name="P59"><text:span text:style-name="Internet_20_link"><text:span text:style-name="T40">Paso 3:</text:span></text:span></text:p>
          <text:list text:continue-numbering="true">
            <text:list-header>
              <text:p text:style-name="P59"><text:span text:style-name="Internet_20_link"><text:span text:style-name="T47">En este ultimo paso copiamos </text:span></text:span><text:span text:style-name="Internet_20_link"><text:span text:style-name="T46">el archivo “IoGobEnlineaBETAONE.war” en la </text:span></text:span><text:soft-page-break/><text:span text:style-name="Internet_20_link"><text:span text:style-name="T46">ruta donde este instalado el manejador de contenido </text:span></text:span><text:span text:style-name="Internet_20_link"><text:span text:style-name="T47">específicamente en la carpeta webapps</text:span></text:span><text:span text:style-name="Internet_20_link"><text:span text:style-name="T46">.</text:span></text:span></text:p>
              <text:p text:style-name="P59"><text:span text:style-name="Internet_20_link"><text:span text:style-name="T47">La url donde se desplegara la aplicación es la que este configurada en el servidor con el nombre de la aplicación ejemplo: </text:span></text:span></text:p>
              <text:p text:style-name="P59"><text:a xlink:type="simple" xlink:href="http://127.0.0.1:9090/IoGobEnlineaBETAONE/index.jsp"><text:span text:style-name="Internet_20_link"><text:span text:style-name="T47">http://127.0.0.1:9090/IoGobEnlineaBETAONE/index.jsp</text:span></text:span></text:a></text:p>
            </text:list-header>
          </text:list>
        </text:list-header>
      </text:list>
      <text:p text:style-name="P39"><text:span text:style-name="Internet_20_link"><text:span text:style-name="T47"><text:s text:c="6"/></text:span></text:span></text:p>
      <text:p text:style-name="P39"><text:span text:style-name="Internet_20_link"><text:span text:style-name="T47"><text:s text:c="6"/>Nota: Esta aplicación debe ser administrada de forma local en la institución como lo especifica el DET .</text:span></text:span></text:p>
      <text:list xml:id="list771490128" text:continue-numbering="true" text:style-name="WW8Num2">
        <text:list-header>
          <text:p text:style-name="P59"><text:span text:style-name="Internet_20_link"><text:span text:style-name="T46"/></text:span></text:p>
          <text:h text:style-name="P67" text:outline-level="1"><text:span text:style-name="Internet_20_link"><text:span text:style-name="T12"/></text:span></text:h>
          <text:h text:style-name="P67" text:outline-level="1"><text:span text:style-name="Internet_20_link"><text:span text:style-name="T12">Capitulo </text:span></text:span><text:span text:style-name="Internet_20_link"><text:span text:style-name="T14">4</text:span></text:span><text:span text:style-name="Internet_20_link"><text:span text:style-name="T12">: Restauración</text:span></text:span><text:span text:style-name="Internet_20_link"><text:span text:style-name="T32"> de los datos básicos de la aplicación</text:span></text:span></text:h>
        </text:list-header>
      </text:list>
      <text:p text:style-name="P37"><text:span text:style-name="Internet_20_link"><text:span text:style-name="T32"><text:s text:c="2"/>Para el correcto funcionamiento de la aplicación es necesario restaurar datos en las tablas “tipodato” y “seccionio” a continuación la forma recomendable de hacerlo :</text:span></text:span></text:p>
      <text:p text:style-name="P37"><text:span text:style-name="Internet_20_link"><text:span text:style-name="T32"><text:tab/>1.1 </text:span></text:span><text:span text:style-name="Internet_20_link"><text:span text:style-name="T30">Nos Dirigimos a la consola en modo root y entramos a postgres con el comando:</text:span></text:span></text:p>
      <text:p text:style-name="P37"><text:span text:style-name="Internet_20_link"><text:span text:style-name="T32"><text:s text:c="28"/>su postgres</text:span></text:span></text:p>
      <text:p text:style-name="P37"><text:span text:style-name="Internet_20_link"><text:span text:style-name="T32"/></text:span></text:p>
      <text:p text:style-name="P37"><text:span text:style-name="Internet_20_link"><text:span text:style-name="T32"><text:s text:c="2"/></text:span></text:span></text:p>
      <text:p text:style-name="P37"><text:span text:style-name="Internet_20_link"><text:span text:style-name="T32"><text:tab/>1.2 </text:span></text:span><text:span text:style-name="Internet_20_link"><text:span text:style-name="T30">Luego ejecutamos los siguiente comando para restaurar los datos de las tabla “seccionio” y “tipodato” con el backup de la tabla facilitado con la aplicación y los manuales.</text:span></text:span></text:p>
      <text:p text:style-name="P37"><text:span text:style-name="Internet_20_link"><text:span text:style-name="T30"/></text:span></text:p>
      <text:p text:style-name="P37"><text:span text:style-name="Internet_20_link"><text:span text:style-name="T30"><text:s text:c="7"/>pg_restore -h localhost -p 5432 -U postgres -d dotcms -t seccionio </text:span></text:span><text:span text:style-name="Internet_20_link"><text:span text:style-name="T32">"[RUTA DEL ARCHIVO]</text:span></text:span><text:span text:style-name="Internet_20_link"><text:span text:style-name="T30">/db/seccionio"</text:span></text:span></text:p>
      <text:p text:style-name="P37"><text:span text:style-name="Internet_20_link"><text:span text:style-name="T30"/></text:span></text:p>
      <text:p text:style-name="P37"><text:span text:style-name="Internet_20_link"><text:span text:style-name="T30"><text:tab/>pg_restore -h localhost -p 5432 -U postgres -d dotcms -t tipodato "</text:span></text:span><text:span text:style-name="Internet_20_link"><text:span text:style-name="T32">[RUTA DEL ARCHIVO]</text:span></text:span><text:span text:style-name="Internet_20_link"><text:span text:style-name="T30">/bd/tipodato.sql"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/>
    <style:font-face style:name="OpenSymbol" svg:font-family="OpenSymbol"/>
    <style:font-face style:name="lucida" svg:font-family="lucida, arial, sans-serif"/>
    <style:font-face style:name="monospace" svg:font-family="monospace"/>
    <style:font-face style:name="ARial" svg:font-family="ARial" style:font-family-generic="swiss"/>
    <style:font-face style:name="DejaVu Sans1" svg:font-family="'DejaVu Sans'" style:font-family-generic="swiss"/>
    <style:font-face style:name="Ubuntu" svg:font-family="Ubuntu" style:font-family-generic="swiss"/>
    <style:font-face style:name="Courier New" svg:font-family="'Courier New'" style:font-family-generic="modern" style:font-pitch="fixed"/>
    <style:font-face style:name="DejaVu Sans3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imbus Sans L" svg:font-family="'Nimbus Sans L', Arial" style:font-family-generic="swiss" style:font-pitch="variable"/>
    <style:font-face style:name="Ubuntu1" svg:font-family="Ubuntu" style:font-family-generic="swiss" style:font-pitch="variable"/>
    <style:font-face style:name="DejaVu Sans2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stroke-dash draw:name="Dash_20_1" draw:display-name="Dash 1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ejaVu Sans2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Nimbus Sans L" fo:font-size="14pt" style:font-name-asian="DejaVu Sans3" style:font-size-asian="14pt" style:font-name-complex="DejaVu Sans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2" style:font-size-asian="14pt" style:font-name-complex="FreeSans1" style:font-size-complex="14pt"/>
    </style:style>
    <style:style style:name="Title" style:family="paragraph" style:parent-style-name="Standard" style:next-style-name="Standard" style:class="chapter">
      <style:paragraph-properties style:line-height-at-least="0.176cm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foBlue" style:family="paragraph" style:parent-style-name="Standard" style:next-style-name="Texto_20_independiente1">
      <style:paragraph-properties fo:margin-top="0cm" fo:margin-bottom="0cm" style:contextual-spacing="false" fo:text-align="justify" style:justify-single-word="false">
        <style:tab-stops>
          <style:tab-stop style:position="0.751cm"/>
        </style:tab-stops>
      </style:paragraph-properties>
      <style:text-properties fo:color="#0000ff" style:font-name="ARial" fo:font-size="10pt" fo:language="es" fo:country="VE" fo:font-style="italic" style:font-size-asian="10pt" style:font-style-asian="italic"/>
    </style:style>
    <style:style style:name="Texto_20_independiente1" style:display-name="Texto independiente1" style:family="paragraph" style:parent-style-name="Standard"/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cm" fo:margin-right="0cm" fo:margin-top="0.42cm" fo:margin-bottom="0.42cm" style:contextual-spacing="false" fo:text-indent="0cm" style:auto-text-indent="false"/>
      <style:text-properties style:font-name="ARial"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>
      <style:text-properties fo:language="es" fo:country="MX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ipervínculo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prefix=" " style:num-suffix=" " style:num-format="1">
        <style:list-level-properties text:min-label-width="0.64cm"/>
      </text:list-level-style-number>
      <text:list-level-style-number text:level="2" style:num-prefix=" " style:num-suffix=" " style:num-format="1" text:display-levels="2">
        <style:list-level-properties text:space-before="0.64cm" text:min-label-width="0.635cm"/>
      </text:list-level-style-number>
      <text:list-level-style-number text:level="3" style:num-prefix=" " style:num-suffix=" " style:num-format="1" text:display-levels="3">
        <style:list-level-properties text:space-before="1.259cm" text:min-label-width="0.635cm"/>
      </text:list-level-style-number>
      <text:list-level-style-number text:level="4" style:num-prefix=" " style:num-suffix=" " style:num-format="1" text:display-levels="4">
        <style:list-level-properties text:space-before="2.54cm" text:min-label-width="0.635cm"/>
      </text:list-level-style-number>
      <text:list-level-style-number text:level="5" style:num-prefix=" " style:num-suffix=" " style:num-format="1" text:display-levels="5">
        <style:list-level-properties text:space-before="3.175cm" text:min-label-width="0.635cm"/>
      </text:list-level-style-number>
      <text:list-level-style-number text:level="6" style:num-prefix=" " style:num-suffix=" " style:num-format="1" text:display-levels="6">
        <style:list-level-properties text:space-before="3.81cm" text:min-label-width="0.635cm"/>
      </text:list-level-style-number>
      <text:list-level-style-number text:level="7" style:num-prefix=" " style:num-suffix=" " style:num-format="1" text:display-levels="7">
        <style:list-level-properties text:space-before="4.445cm" text:min-label-width="0.635cm"/>
      </text:list-level-style-number>
      <text:list-level-style-number text:level="8" style:num-prefix=" " style:num-suffix=" " style:num-format="1" text:display-levels="8">
        <style:list-level-properties text:space-before="5.08cm" text:min-label-width="0.635cm"/>
      </text:list-level-style-number>
      <text:list-level-style-number text:level="9" style:num-prefix=" " style:num-suffix=" " style:num-format="1" text:display-levels="9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567cm" fo:margin-left="0.028cm" fo:margin-right="-0.005cm" table:align="margins"/>
    </style:style>
    <style:style style:name="Tabla1.A" style:family="table-column">
      <style:table-column-properties style:column-width="9.46cm" style:rel-column-width="35291*"/>
    </style:style>
    <style:style style:name="Tabla1.B" style:family="table-column">
      <style:table-column-properties style:column-width="3.792cm" style:rel-column-width="14148*"/>
    </style:style>
    <style:style style:name="Tabla1.C" style:family="table-column">
      <style:table-column-properties style:column-width="1.08cm" style:rel-column-width="4027*"/>
    </style:style>
    <style:style style:name="Tabla1.D" style:family="table-column">
      <style:table-column-properties style:column-width="3.235cm" style:rel-column-width="1206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</style:style>
    <style:style style:name="MP2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style:font-name="DejaVu Sans" fo:font-size="8pt" fo:language="es" fo:country="ES" fo:font-style="italic" style:font-size-asian="8pt" style:font-style-asian="italic" style:font-size-complex="8pt"/>
    </style:style>
    <style:style style:name="MP3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fo:color="#0000ff" fo:font-size="10pt" fo:language="es" fo:country="ES" fo:font-style="italic" style:font-size-asian="10pt" style:font-style-asian="italic" style:font-size-complex="10pt"/>
    </style:style>
    <style:style style:name="MP4" style:family="paragraph" style:parent-style-name="Standard">
      <style:paragraph-properties fo:text-align="start" style:justify-single-word="false" fo:background-color="transparent" style:snap-to-layout-grid="false">
        <style:background-image/>
      </style:paragraph-properties>
      <style:text-properties style:use-window-font-color="true" style:font-name="DejaVu Sans" fo:font-size="8pt" fo:language="es" fo:country="ES" fo:font-style="italic" style:font-size-asian="8pt" style:font-style-asian="italic" style:font-size-complex="8pt"/>
    </style:style>
    <style:style style:name="MP5" style:family="paragraph" style:parent-style-name="Footer">
      <style:paragraph-properties fo:text-align="center" style:justify-single-word="false"/>
      <style:text-properties fo:font-size="8pt" style:font-size-asian="8pt" style:font-size-complex="8pt"/>
    </style:style>
    <style:style style:name="MP6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MT1" style:family="text">
      <style:text-properties fo:color="#000000" style:font-name="DejaVu Sans" fo:font-size="8pt" fo:language="es" fo:country="VE" fo:font-style="italic" style:text-underline-style="none" fo:font-weight="bold" style:font-name-asian="Times New Roman" style:font-size-asian="8pt" style:language-asian="es" style:country-asian="ES" style:font-style-asian="italic" style:font-weight-asian="bold" style:font-name-complex="Times New Roman" style:font-size-complex="8pt" style:language-complex="ar" style:country-complex="SA" style:font-weight-complex="bold"/>
    </style:style>
    <style:style style:name="MT2" style:family="text">
      <style:text-properties style:use-window-font-color="true"/>
    </style:style>
    <style:style style:name="MT3" style:family="text">
      <style:text-properties fo:color="#000000"/>
    </style:style>
    <style:style style:name="MT4" style:family="text">
      <style:text-properties style:use-window-font-color="true" style:font-name="DejaVu Sans" fo:font-size="8pt" fo:language="es" fo:country="VE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5" style:family="text">
      <style:text-properties style:use-window-font-color="true" style:font-name="DejaVu Sans" fo:font-size="8pt" fo:language="en" fo:country="GB" style:text-underline-style="none" style:font-name-asian="Times New Roman" style:font-size-asian="8pt" style:language-asian="es" style:country-asian="ES" style:font-name-complex="Times New Roman" style:font-size-complex="8pt" style:language-complex="ar" style:country-complex="SA"/>
    </style:style>
    <style:style style:name="MT6" style:family="text">
      <style:text-properties style:use-window-font-color="true" style:font-name="DejaVu Sans" fo:font-size="8pt" fo:language="es" fo:country="MX" style:text-underline-style="none" fo:font-weight="bold" style:font-name-asian="Times New Roman" style:font-size-asian="8pt" style:language-asian="es" style:country-asian="ES" style:font-weight-asian="bold" style:font-name-complex="Times New Roman" style:font-size-complex="8pt" style:language-complex="ar" style:country-complex="SA" style:font-weight-complex="bold"/>
    </style:style>
    <style:style style:name="MT7" style:family="text"/>
    <style:style style:name="MT8" style:family="text">
      <style:text-properties style:use-window-font-color="true" style:font-name="DejaVu Sans" fo:language="en" fo:country="GB" style:text-underline-style="none" style:font-name-asian="Times New Roman" style:language-asian="es" style:country-asian="ES" style:font-name-complex="Times New Roman" style:language-complex="ar" style:country-complex="SA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1.97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3.47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" text:anchor-type="paragraph" svg:x="-0.007cm" svg:y="-0.178cm" svg:width="17.59cm" svg:height="1.162cm" draw:z-index="15"><draw:image xlink:href="Pictures/10000201000003D40000003B4E81E0A3.png" xlink:type="simple" xlink:show="embed" xlink:actuate="onLoad"/></draw:frame></text:p>
      </style:header>
      <style:footer>
        <text:tracked-changes>
          <text:changed-region xml:id="ct173703000" text:id="ct173703000">
            <text:deletion>
              <office:change-info>
                <dc:creator>Autor desconocido</dc:creator>
                <dc:date>2013-03-18T15:45:00</dc:date>
              </office:change-info>
              <text:p text:style-name="MP1"><text:span text:style-name="Internet_20_link"><text:span text:style-name="MT1"><text:s text:c="3"/></text:span></text:span></text:p>
            </text:deletion>
          </text:changed-region>
        </text:tracked-changes>
        <text:p text:style-name="Footer"/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table:number-columns-spanned="3" office:value-type="string">
              <text:p text:style-name="MP1"><text:span text:style-name="Internet_20_link"><text:span text:style-name="MT1">Manual de Instalación del Sistema de información <text:s/></text:span></text:span><text:change text:change-id="ct173703000"/><text:span text:style-name="Internet_20_link"><text:span text:style-name="MT1">interoperable</text:span></text:span></text:p>
            </table:table-cell>
            <table:covered-table-cell/>
            <table:covered-table-cell/>
            <table:table-cell table:style-name="Tabla1.D1" office:value-type="string">
              <text:p text:style-name="MP2"><text:span text:style-name="MT2">Versión:</text:span><text:span text:style-name="MT3"> </text:span><text:span text:style-name="MT3">1</text:span><text:span text:style-name="MT3">.0</text:span></text:p>
            </table:table-cell>
          </table:table-row>
          <table:table-row>
            <table:table-cell table:style-name="Tabla1.A2" office:value-type="string">
              <text:p text:style-name="MP3"><draw:frame draw:style-name="Mfr1" draw:name="gráficos17" text:anchor-type="paragraph" svg:x="15.034cm" svg:y="0.769cm" svg:width="2.413cm" svg:height="1.346cm" draw:z-index="0"><draw:image xlink:href="Pictures/1000000000000280000001652A32CF5B.jpg" xlink:type="simple" xlink:show="embed" xlink:actuate="onLoad"/></draw:frame><text:span text:style-name="Internet_20_link"><text:span text:style-name="MT4">Elaborado</text:span></text:span><text:span text:style-name="Internet_20_link"><text:span text:style-name="MT4"> <text:s/></text:span></text:span><text:span text:style-name="Internet_20_link"><text:span text:style-name="MT4">por</text:span></text:span><text:span text:style-name="Internet_20_link"><text:span text:style-name="MT5">: </text:span></text:span><text:span text:style-name="Internet_20_link"><text:span text:style-name="MT6">Gerardo Perez</text:span></text:span></text:p>
            </table:table-cell>
            <table:table-cell table:style-name="Tabla1.A2" office:value-type="string">
              <text:p text:style-name="MP4">Revisado por: </text:p>
            </table:table-cell>
            <table:table-cell table:style-name="Tabla1.C2" table:number-columns-spanned="2" office:value-type="string">
              <text:p text:style-name="MP4">Aprobado por: </text:p>
            </table:table-cell>
            <table:covered-table-cell/>
          </table:table-row>
          <table:table-row>
            <table:table-cell table:style-name="Tabla1.C2" table:number-columns-spanned="4" office:value-type="string">
              <text:p text:style-name="MP5">Av. Andrés Bello, Torre BFC, Piso 16, Municipio Libertador, Caracas – Venezuela</text:p>
              <text:p text:style-name="MP5">Master: (+58 212) 597.45.90 – <text:a xlink:type="simple" xlink:href="http://www.cnti.gob.ve/">www.cnti.gob.ve</text:a></text:p>
              <text:p text:style-name="MP6"><text:span text:style-name="Internet_20_link"><text:span text:style-name="MT8"><text:page-number text:select-page="current">3</text:page-number></text:span></text:span><text:span text:style-name="Internet_20_link"><text:span text:style-name="MT8"> de <text:s/></text:span></text:span><text:span text:style-name="Internet_20_link"><text:span text:style-name="MT8"><text:page-count>8</text:page-count></text:span></text:span></text:p>
            </table:table-cell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07:35:00</meta:creation-date>
    <dc:date>2013-04-26T12:30:50</dc:date>
    <meta:editing-duration>P3DT4H59M25S</meta:editing-duration>
    <meta:editing-cycles>256</meta:editing-cycles>
    <meta:generator>LibreOffice/4.0.2.2$Linux_x86 LibreOffice_project/4c82dcdd6efcd48b1d8bba66bfe1989deee49c3</meta:generator>
    <dc:creator>Gerardo Perez</dc:creator>
    <meta:document-statistic meta:table-count="6" meta:image-count="2" meta:object-count="0" meta:page-count="8" meta:paragraph-count="109" meta:word-count="1006" meta:character-count="6989" meta:non-whitespace-character-count="5926"/>
  </office:meta>
</office:document-meta>
</file>